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keep-with-next="auto"/>
    </style:style>
    <style:style style:name="P2" style:family="paragraph" style:parent-style-name="Standard">
      <style:paragraph-properties fo:margin-left="0.25in" fo:margin-right="0in" fo:margin-top="0in" fo:margin-bottom="0in" loext:contextual-spacing="false" fo:text-indent="0in" style:auto-text-indent="false"/>
    </style:style>
    <style:style style:name="P3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4" style:family="paragraph" style:parent-style-name="Standard">
      <style:paragraph-properties fo:margin-left="0.75in" fo:margin-right="0in" fo:margin-top="0in" fo:margin-bottom="0in" loext:contextual-spacing="false" fo:text-indent="0in" style:auto-text-indent="false"/>
    </style:style>
    <style:style style:name="P5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keep-with-next="auto"/>
      <style:text-properties style:font-name="Droid Sans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keep-with-next="auto"/>
      <style:text-properties style:font-name="Droid Sans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Droid Sans"/>
    </style:style>
    <style:style style:name="P8" style:family="paragraph" style:parent-style-name="Standard">
      <style:text-properties style:font-name="Droid Sans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keep-together="auto" fo:orphans="0" fo:widows="0" fo:text-indent="-0.25in" style:auto-text-indent="false" fo:keep-with-next="auto"/>
      <style:text-properties style:font-name="Droid Sans"/>
    </style:style>
    <style:style style:name="P10" style:family="paragraph" style:parent-style-name="Standard">
      <style:paragraph-properties fo:margin-top="0in" fo:margin-bottom="0in" loext:contextual-spacing="false" fo:text-align="center" style:justify-single-word="false" fo:keep-together="auto" fo:orphans="0" fo:widows="0" fo:keep-with-next="auto"/>
      <style:text-properties style:font-name="Droid Sans"/>
    </style:style>
    <style:style style:name="P11" style:family="paragraph" style:parent-style-name="Standard">
      <style:paragraph-properties fo:margin-top="0in" fo:margin-bottom="0in" loext:contextual-spacing="false" fo:keep-together="auto" fo:orphans="0" fo:widows="0" fo:keep-with-next="auto"/>
      <style:text-properties style:font-name="Droid Sans" officeooo:rsid="001d3ba7" officeooo:paragraph-rsid="001d3ba7"/>
    </style:style>
    <style:style style:name="P12" style:family="paragraph" style:parent-style-name="Standard">
      <style:paragraph-properties fo:margin-top="0in" fo:margin-bottom="0in" loext:contextual-spacing="false" fo:keep-together="auto" fo:orphans="0" fo:widows="0" fo:keep-with-next="auto"/>
      <style:text-properties style:font-name="Droid Sans"/>
    </style:style>
    <style:style style:name="P13" style:family="paragraph" style:parent-style-name="Standard">
      <style:paragraph-properties fo:margin-top="0in" fo:margin-bottom="0in" loext:contextual-spacing="false" fo:text-align="justify" style:justify-single-word="false" fo:keep-together="auto" fo:orphans="0" fo:widows="0" fo:keep-with-next="auto"/>
      <style:text-properties style:font-name="Droid Sans" officeooo:rsid="001e6bf7" officeooo:paragraph-rsid="001e6bf7"/>
    </style:style>
    <style:style style:name="P14" style:family="paragraph" style:parent-style-name="Standard">
      <style:paragraph-properties fo:margin-top="0in" fo:margin-bottom="0in" loext:contextual-spacing="false" fo:keep-together="auto" fo:orphans="0" fo:widows="0" fo:keep-with-next="auto"/>
      <style:text-properties fo:color="#666666" style:font-name="Droid Sans" fo:font-style="italic" style:font-name-asian="Courier New1" style:font-style-asian="italic" style:font-name-complex="Courier New1"/>
    </style:style>
    <style:style style:name="P15" style:family="paragraph" style:parent-style-name="Standard">
      <style:paragraph-properties fo:margin-top="0in" fo:margin-bottom="0in" loext:contextual-spacing="false"/>
      <style:text-properties style:font-name="Droid Sans"/>
    </style:style>
    <style:style style:name="P16" style:family="paragraph" style:parent-style-name="Standard">
      <style:paragraph-properties fo:margin-top="0in" fo:margin-bottom="0in" loext:contextual-spacing="false" fo:orphans="0" fo:widows="0"/>
      <style:text-properties style:font-name="Droid Sans" officeooo:rsid="001d3ba7" officeooo:paragraph-rsid="001d3ba7"/>
    </style:style>
    <style:style style:name="P17" style:family="paragraph" style:parent-style-name="Standard">
      <style:paragraph-properties fo:margin-top="0in" fo:margin-bottom="0in" loext:contextual-spacing="false" fo:orphans="0" fo:widows="0"/>
      <style:text-properties style:font-name="Droid Sans" officeooo:rsid="001e6bf7" officeooo:paragraph-rsid="001e6bf7"/>
    </style:style>
    <style:style style:name="P18" style:family="paragraph" style:parent-style-name="Standard">
      <style:paragraph-properties fo:margin-top="0.25in" fo:margin-bottom="0.0555in" loext:contextual-spacing="false" fo:orphans="0" fo:widows="0"/>
      <style:text-properties style:font-name="Droid Sans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25in" style:auto-text-indent="false" fo:keep-with-next="auto"/>
      <style:text-properties style:font-name="Droid Sans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25in" style:auto-text-indent="false" fo:keep-with-next="auto"/>
      <style:text-properties style:font-name="Droid Sans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.25in" style:auto-text-indent="false" fo:keep-with-next="auto"/>
      <style:text-properties fo:color="#000000" style:text-outline="false" style:font-name="Droid Sans" fo:font-size="11pt" fo:text-shadow="none" fo:font-weight="normal" officeooo:rsid="001e0ad9" officeooo:paragraph-rsid="001e0ad9" fo:background-color="transparent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.25in" style:auto-text-indent="false" fo:keep-with-next="auto"/>
      <style:text-properties fo:color="#000000" style:font-name="Droid Sans" fo:font-size="10.5pt" fo:font-weight="bold" officeooo:rsid="001e0ad9" fo:background-color="transparent" style:font-size-asian="10.5pt" style:font-weight-asian="bold" style:font-size-complex="10.5pt" style:font-weight-complex="bold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.25in" style:auto-text-indent="false"/>
      <style:text-properties fo:color="#000000" style:font-name="Droid Sans" fo:font-size="10.5pt" officeooo:paragraph-rsid="001e0ad9" fo:background-color="transparent" style:font-size-asian="10.5pt" style:font-size-complex="10.5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officeooo:rsid="001e0ad9" officeooo:paragraph-rsid="001e6bf7" fo:background-color="transparent" style:font-size-asian="10.5pt" style:font-size-complex="10.5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fo:font-weight="bold" officeooo:rsid="001e0ad9" fo:background-color="transparent" style:font-size-asian="10.5pt" style:font-weight-asian="bold" style:font-size-complex="10.5pt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fo:font-weight="bold" officeooo:rsid="001e0ad9" officeooo:paragraph-rsid="001e6bf7" fo:background-color="transparent" style:font-size-asian="10.5pt" style:font-weight-asian="bold" style:font-size-complex="10.5pt" style:font-weight-complex="bold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666666" style:font-name="Droid Sans" officeooo:rsid="001e0ad9"/>
    </style:style>
    <style:style style:name="P28" style:family="paragraph" style:parent-style-name="Heading_20_1">
      <style:paragraph-properties fo:margin-left="0in" fo:margin-right="0in" fo:margin-top="0.3335in" fo:margin-bottom="0.0835in" loext:contextual-spacing="false" fo:line-height="115%" fo:text-align="center" style:justify-single-word="false" fo:keep-together="auto" fo:orphans="0" fo:widows="0" fo:text-indent="0in" style:auto-text-indent="false" fo:keep-with-next="auto"/>
      <style:text-properties style:font-name="Droid Sans"/>
    </style:style>
    <style:style style:name="P29" style:family="paragraph" style:parent-style-name="Heading_20_1">
      <style:paragraph-properties fo:margin-left="0in" fo:margin-right="0in" fo:margin-top="0.3335in" fo:margin-bottom="0.0835in" loext:contextual-spacing="false" fo:keep-together="auto" fo:orphans="0" fo:widows="0" fo:text-indent="0in" style:auto-text-indent="false" fo:keep-with-next="auto"/>
      <style:text-properties style:font-name="Droid Sans"/>
    </style:style>
    <style:style style:name="P30" style:family="paragraph" style:parent-style-name="Heading_20_1">
      <style:paragraph-properties fo:margin-top="0.3335in" fo:margin-bottom="0.0835in" loext:contextual-spacing="false" fo:text-align="justify" style:justify-single-word="false" fo:keep-together="auto" fo:orphans="0" fo:widows="0" fo:keep-with-next="auto"/>
      <style:text-properties style:font-name="Droid Sans"/>
    </style:style>
    <style:style style:name="P31" style:family="paragraph" style:parent-style-name="Heading_20_1">
      <style:paragraph-properties fo:margin-top="0.3335in" fo:margin-bottom="0.0835in" loext:contextual-spacing="false" fo:keep-together="auto" fo:orphans="0" fo:widows="0" fo:keep-with-next="auto"/>
      <style:text-properties style:font-name="Droid Sans"/>
    </style:style>
    <style:style style:name="P32" style:family="paragraph" style:parent-style-name="Heading_20_1">
      <style:paragraph-properties fo:margin-top="0.3335in" fo:margin-bottom="0.0835in" loext:contextual-spacing="false" fo:text-align="justify" style:justify-single-word="false" fo:keep-together="auto" fo:orphans="0" fo:widows="0" fo:break-before="page" fo:keep-with-next="auto"/>
      <style:text-properties style:font-name="Droid Sans"/>
    </style:style>
    <style:style style:name="P33" style:family="paragraph" style:parent-style-name="Heading_20_2">
      <style:paragraph-properties fo:margin-top="0.25in" fo:margin-bottom="0.0555in" loext:contextual-spacing="false" fo:text-align="justify" style:justify-single-word="false" fo:keep-together="auto" fo:orphans="0" fo:widows="0" fo:keep-with-next="auto"/>
      <style:text-properties style:font-name="Droid Sans"/>
    </style:style>
    <style:style style:name="P34" style:family="paragraph" style:parent-style-name="Heading_20_2">
      <style:paragraph-properties fo:margin-top="0.25in" fo:margin-bottom="0.0555in" loext:contextual-spacing="false" fo:keep-together="auto" fo:orphans="0" fo:widows="0" fo:keep-with-next="auto"/>
      <style:text-properties style:font-name="Droid Sans"/>
    </style:style>
    <style:style style:name="P35" style:family="paragraph" style:parent-style-name="Heading_20_2">
      <style:paragraph-properties fo:margin-left="0.1945in" fo:margin-right="0in" fo:margin-top="0.25in" fo:margin-bottom="0.0555in" loext:contextual-spacing="false" fo:text-align="justify" style:justify-single-word="false" fo:keep-together="auto" fo:orphans="0" fo:widows="0" fo:text-indent="0in" style:auto-text-indent="false" fo:keep-with-next="auto"/>
      <style:text-properties style:font-name="Droid Sans"/>
    </style:style>
    <style:style style:name="P36" style:family="paragraph" style:parent-style-name="Heading_20_2">
      <style:paragraph-properties fo:margin-left="0in" fo:margin-right="0in" fo:margin-top="0.25in" fo:margin-bottom="0.0555in" loext:contextual-spacing="false" fo:keep-together="auto" fo:orphans="0" fo:widows="0" fo:text-indent="0in" style:auto-text-indent="false" fo:keep-with-next="auto"/>
      <style:text-properties style:font-name="Droid Sans"/>
    </style:style>
    <style:style style:name="P37" style:family="paragraph" style:parent-style-name="Heading_20_3">
      <style:paragraph-properties fo:margin-left="0in" fo:margin-right="0in" fo:margin-top="0.1945in" fo:margin-bottom="0.0555in" loext:contextual-spacing="false" fo:keep-together="auto" fo:orphans="0" fo:widows="0" fo:text-indent="0.25in" style:auto-text-indent="false" fo:keep-with-next="auto"/>
      <style:text-properties style:font-name="Droid Sans"/>
    </style:style>
    <style:style style:name="P38" style:family="paragraph" style:parent-style-name="Heading_20_3">
      <style:paragraph-properties fo:margin-left="0in" fo:margin-right="0in" fo:margin-top="0.1945in" fo:margin-bottom="0.0555in" loext:contextual-spacing="false" fo:keep-together="auto" fo:orphans="0" fo:widows="0" fo:text-indent="0in" style:auto-text-indent="false" fo:keep-with-next="auto"/>
      <style:text-properties style:font-name="Droid Sans"/>
    </style:style>
    <style:style style:name="P39" style:family="paragraph" style:parent-style-name="Title">
      <style:paragraph-properties fo:margin-top="0.3335in" fo:margin-bottom="0.0835in" loext:contextual-spacing="false" fo:text-align="center" style:justify-single-word="false" fo:keep-together="auto" fo:orphans="0" fo:widows="0" fo:keep-with-next="auto"/>
      <style:text-properties style:font-name="Droid Sans" style:text-underline-style="solid" style:text-underline-width="auto" style:text-underline-color="font-color"/>
    </style:style>
    <style:style style:name="P40" style:family="paragraph" style:parent-style-name="Title">
      <style:paragraph-properties fo:margin-top="0.3335in" fo:margin-bottom="0.0835in" loext:contextual-spacing="false" fo:text-align="center" style:justify-single-word="false" fo:keep-together="auto" fo:orphans="0" fo:widows="0" fo:keep-with-next="auto"/>
      <style:text-properties style:font-name="Droid Sans" style:text-underline-style="solid" style:text-underline-width="auto" style:text-underline-color="font-color" officeooo:rsid="001d3ba7" officeooo:paragraph-rsid="001d3ba7"/>
    </style:style>
    <style:style style:name="P41" style:family="paragraph" style:parent-style-name="Subtitle">
      <style:paragraph-properties fo:margin-top="0.25in" fo:margin-bottom="0.0555in" loext:contextual-spacing="false" fo:text-align="center" style:justify-single-word="false" fo:keep-together="auto" fo:orphans="0" fo:widows="0" fo:keep-with-next="auto"/>
      <style:text-properties style:font-name="Droid Sans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officeooo:rsid="001e0ad9" fo:background-color="transparent" style:font-size-asian="10.5pt" style:font-size-complex="10.5pt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fo:font-weight="bold" officeooo:rsid="001e6bf7" officeooo:paragraph-rsid="001e6bf7" fo:background-color="transparent" style:font-size-asian="10.5pt" style:font-weight-asian="bold" style:font-size-complex="10.5pt" style:font-weight-complex="bold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.25in" style:auto-text-indent="false"/>
      <style:text-properties fo:color="#000000" style:font-name="Droid Sans" fo:font-size="10.5pt" fo:font-weight="bold" officeooo:rsid="001e0ad9" fo:background-color="transparent" style:font-size-asian="10.5pt" style:font-weight-asian="bold" style:font-size-complex="10.5pt" style:font-weight-complex="bold"/>
    </style:style>
    <style:style style:name="T1" style:family="text">
      <style:text-properties fo:color="#1155cc" style:font-name="Droid Sans" style:text-underline-style="solid" style:text-underline-width="auto" style:text-underline-color="font-color"/>
    </style:style>
    <style:style style:name="T2" style:family="text">
      <style:text-properties fo:color="#666666"/>
    </style:style>
    <style:style style:name="T3" style:family="text">
      <style:text-properties fo:color="#666666" style:text-underline-style="solid" style:text-underline-width="auto" style:text-underline-color="font-color"/>
    </style:style>
    <style:style style:name="T4" style:family="text">
      <style:text-properties fo:color="#666666" style:text-underline-style="solid" style:text-underline-width="auto" style:text-underline-color="font-color" fo:font-weight="bold" style:font-weight-asian="bold"/>
    </style:style>
    <style:style style:name="T5" style:family="text">
      <style:text-properties fo:color="#666666" fo:font-style="italic" style:font-name-asian="Courier New1" style:font-style-asian="italic" style:font-name-complex="Courier New1"/>
    </style:style>
    <style:style style:name="T6" style:family="text">
      <style:text-properties fo:color="#666666" style:font-name-asian="Courier New1" style:font-name-complex="Courier New1"/>
    </style:style>
    <style:style style:name="T7" style:family="text">
      <style:text-properties officeooo:rsid="001d3ba7"/>
    </style:style>
    <style:style style:name="T8" style:family="text">
      <style:text-properties officeooo:rsid="001e0ad9"/>
    </style:style>
    <style:style style:name="T9" style:family="text">
      <style:text-properties officeooo:rsid="001e6bf7"/>
    </style:style>
    <style:style style:name="T10" style:family="text">
      <style:text-properties style:font-name="Droid Sans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e6bf7" style:font-weight-asian="normal" style:font-weight-complex="normal"/>
    </style:style>
    <style:style style:name="T14" style:family="text">
      <style:text-properties fo:font-weight="normal" officeooo:rsid="001f123b" style:font-weight-asian="normal" style:font-weight-complex="normal"/>
    </style:style>
    <style:style style:name="T15" style:family="text">
      <style:text-properties officeooo:rsid="001f12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1"><text:bookmark text:name="h.kqkvtwhtqun1"/>Algoritmos y programación 3</text:p>
      <text:p text:style-name="P39"><text:bookmark text:name="h.7ucjicmu6q0j"/>Trabajo práctico <text:span text:style-name="T7">de</text:span> Java</text:p>
      <text:p text:style-name="P40">Juego de Truco</text:p>
      <text:p text:style-name="P41"><text:bookmark text:name="h.kbwlalvqi775"/>2015-2c</text:p>
      <text:p text:style-name="P41"><text:bookmark text:name="h.kbwlalvqi7757"/>(trabajo <text:span text:style-name="T7">grupal</text:span>)</text:p>
      <text:p text:style-name="P28"><text:bookmark text:name="h.5i5t73zaw9nn"/></text:p>
      <text:p text:style-name="P10">Fecha de entrega: </text:p>
      <text:p text:style-name="P10"/>
      <text:p text:style-name="P10"/>
      <text:p text:style-name="P11">Integrantes:</text:p>
      <text:p text:style-name="P16"><text:tab/><text:tab/>_Daciuk, Alexis <text:s text:c="6"/>97630</text:p>
      <text:p text:style-name="P16"><text:tab/><text:tab/>_Llauro, Manuel <text:s text:c="5"/>95736</text:p>
      <text:p text:style-name="P16"><text:tab/><text:tab/>_Risaro, Lucas <text:s text:c="7"/>94335</text:p>
      <text:p text:style-name="P16"><text:tab/><text:tab/>_Rozanec, Matias</text:p>
      <text:p text:style-name="P12"/>
      <text:p text:style-name="P12">Calificación:</text:p>
      <text:p text:style-name="P12"/>
      <text:p text:style-name="P12">Corrector:</text:p>
      <text:p text:style-name="P12"/>
      <text:p text:style-name="P12"/>
      <text:p text:style-name="P2"><text:a xlink:type="simple" xlink:href="#h.7eb8uz5tbqyh" text:style-name="Internet_20_link" text:visited-style-name="Visited_20_Internet_20_Link"><text:span text:style-name="T1">Introducción</text:span></text:a></text:p>
      <text:p text:style-name="P3"><text:a xlink:type="simple" xlink:href="#h.g9msn02n0zc7" text:style-name="Internet_20_link" text:visited-style-name="Visited_20_Internet_20_Link"><text:span text:style-name="T1">Objetivo del trabajo</text:span></text:a></text:p>
      <text:p text:style-name="P3"><text:a xlink:type="simple" xlink:href="#h.rfc6cab0r7uo" text:style-name="Internet_20_link" text:visited-style-name="Visited_20_Internet_20_Link"><text:span text:style-name="T1">Consigna</text:span></text:a></text:p>
      <text:p text:style-name="P3"><text:a xlink:type="simple" xlink:href="#h.bafec6oebuor" text:style-name="Internet_20_link" text:visited-style-name="Visited_20_Internet_20_Link"><text:span text:style-name="T1">Alcance</text:span></text:a></text:p>
      <text:p text:style-name="P2"><text:a xlink:type="simple" xlink:href="#h.hq4adfjsfhzl" text:style-name="Internet_20_link" text:visited-style-name="Visited_20_Internet_20_Link"><text:span text:style-name="T1">Informe</text:span></text:a></text:p>
      <text:p text:style-name="P3"><text:a xlink:type="simple" xlink:href="#h.vj0lxwyygumd" text:style-name="Internet_20_link" text:visited-style-name="Visited_20_Internet_20_Link"><text:span text:style-name="T1">Supuestos</text:span></text:a></text:p>
      <text:p text:style-name="P3"><text:soft-page-break/><text:a xlink:type="simple" xlink:href="#h.ecynjblhgm6q" text:style-name="Internet_20_link" text:visited-style-name="Visited_20_Internet_20_Link"><text:span text:style-name="T1">Modelo de dominio</text:span></text:a></text:p>
      <text:p text:style-name="P4"><text:a xlink:type="simple" xlink:href="#h.nspcwtfygv3o" text:style-name="Internet_20_link" text:visited-style-name="Visited_20_Internet_20_Link"><text:span text:style-name="T1">Diagramas de clases</text:span></text:a></text:p>
      <text:p text:style-name="P4"><text:a xlink:type="simple" xlink:href="#h.5ibuq4tbbj5j" text:style-name="Internet_20_link" text:visited-style-name="Visited_20_Internet_20_Link"><text:span text:style-name="T1">Detalles de implementación</text:span></text:a></text:p>
      <text:p text:style-name="P4"><text:a xlink:type="simple" xlink:href="#h.s6mybycr0i3i" text:style-name="Internet_20_link" text:visited-style-name="Visited_20_Internet_20_Link"><text:span text:style-name="T1">Excepciones</text:span></text:a></text:p>
      <text:p text:style-name="P4"><text:a xlink:type="simple" xlink:href="#h.7inwqh1ish2h" text:style-name="Internet_20_link" text:visited-style-name="Visited_20_Internet_20_Link"><text:span text:style-name="T1">Diagramas de secuencia</text:span></text:a></text:p>
      <text:p text:style-name="P2"><text:a xlink:type="simple" xlink:href="#h.x1ohive8uq5g" text:style-name="Internet_20_link" text:visited-style-name="Visited_20_Internet_20_Link"><text:span text:style-name="T1">Forma de Entrega</text:span></text:a></text:p>
      <text:p text:style-name="P2"><text:a xlink:type="simple" xlink:href="#h.geazv7165lh0" text:style-name="Internet_20_link" text:visited-style-name="Visited_20_Internet_20_Link"><text:span text:style-name="T1">Checklist de corrección</text:span></text:a></text:p>
      <text:p text:style-name="P3"><text:a xlink:type="simple" xlink:href="#h.iz6ldlyb0o84" text:style-name="Internet_20_link" text:visited-style-name="Visited_20_Internet_20_Link"><text:span text:style-name="T1">Carpeta</text:span></text:a></text:p>
      <text:p text:style-name="P4"><text:a xlink:type="simple" xlink:href="#h.1ggp9xky10g5" text:style-name="Internet_20_link" text:visited-style-name="Visited_20_Internet_20_Link"><text:span text:style-name="T1">Generalidades</text:span></text:a></text:p>
      <text:p text:style-name="P4"><text:a xlink:type="simple" xlink:href="#h.8blb0cmjhbd1" text:style-name="Internet_20_link" text:visited-style-name="Visited_20_Internet_20_Link"><text:span text:style-name="T1">Modelo</text:span></text:a></text:p>
      <text:p text:style-name="P4"><text:a xlink:type="simple" xlink:href="#h.amyb77fpuckk" text:style-name="Internet_20_link" text:visited-style-name="Visited_20_Internet_20_Link"><text:span text:style-name="T1">Diagramas</text:span></text:a></text:p>
      <text:p text:style-name="P3"><text:a xlink:type="simple" xlink:href="#h.xtmgw4oov6i" text:style-name="Internet_20_link" text:visited-style-name="Visited_20_Internet_20_Link"><text:span text:style-name="T1">Código</text:span></text:a></text:p>
      <text:p text:style-name="P4"><text:a xlink:type="simple" xlink:href="#h.xuljpjhwfamz" text:style-name="Internet_20_link" text:visited-style-name="Visited_20_Internet_20_Link"><text:span text:style-name="T1">Generalidades</text:span></text:a></text:p>
      <text:p text:style-name="P12"/>
      <text:p text:style-name="P12"/>
      <text:p text:style-name="P30"><text:bookmark text:name="h.tzctna5ak27y"/></text:p>
      <text:p text:style-name="P8"/>
      <text:p text:style-name="P32"><text:bookmark text:name="h.z50tegi92x4s"/></text:p>
      <text:p text:style-name="P30"><text:bookmark text:name="h.7eb8uz5tbqyh"/>Introducción</text:p>
      <text:p text:style-name="P35"><text:bookmark text:name="h.y94bt6os6ma2"/>Objetivo del trabajo</text:p>
      <text:p text:style-name="P15"/>
      <text:p text:style-name="P6">Aplicar los conceptos enseñados en la materia a la resolución de un problema, trabajando individualmente utilizando Java.</text:p>
      <text:p text:style-name="P6"/>
      <text:p text:style-name="P33"><text:bookmark text:name="h.jr2zu8bw6mg8"/>Consigna</text:p>
      <text:p text:style-name="P15"/>
      <text:p text:style-name="P13">Desarrollar un posible modelo de clases utilizando TDD, del sistema de correo electrónico. Las especificaciones son un archivo de pruebas JUnit (.java) junto a este enunciado en el sistema Alfred o en el Campus y están dadas en forma de pruebas de integración. Se espera que el alumno genere una solución que permita ejecutar exitosamente las pruebas especificadas y que adicionalmente cuente con pruebas unitarias y de integración que cubran la totalidad del modelo.</text:p>
      <text:p text:style-name="P12"/>
      <text:p text:style-name="P17">Desarrolar un posible modelo de clases, utilizando TDD, del tradicional juego de Truco. Modalidad de dos jugadores, cuatro jugadores y seis jugadores, incluyendo una minima interfaz grafica para todas las modalidades</text:p>
      <text:p text:style-name="P34"/>
      <text:p text:style-name="P18"/>
      <text:p text:style-name="P18"/>
      <text:p text:style-name="P18"/>
      <text:p text:style-name="P18"/>
      <text:p text:style-name="P18"><text:bookmark text:name="h.gbf8uy11yuau"/></text:p>
      <text:p text:style-name="P31"><text:bookmark text:name="h.hq4adfjsfhzl"/><text:soft-page-break/>Informe</text:p>
      <text:p text:style-name="P33"><text:bookmark text:name="h.vj0lxwyygumd"/>Supuestos</text:p>
      <text:p text:style-name="P12"><text:span text:style-name="T2">[ </text:span><text:span text:style-name="T4">REEMPLAZAR ESTE TEXTO</text:span><text:span text:style-name="T2">: Explicar todos los supuestos que no hayan quedado claros en el enunciado. Es decir aquellas situaciones que les hayan resultado ambiguas de acuerdo al enunciado y cómo se resolverán en su TP.</text:span></text:p>
      <text:p text:style-name="P12"/>
      <text:p text:style-name="P12"><text:span text:style-name="T3">Ejemplo de consigna</text:span><text:span text:style-name="T2">:</text:span></text:p>
      <text:p text:style-name="P12"/>
      <text:p text:style-name="P14"><text:s/>“... realizar el juego de naves conocido como Gálaga…. La nave del jugador debe poder moverse por el espacio….”</text:p>
      <text:p text:style-name="P12"/>
      <text:p text:style-name="P12"><text:span text:style-name="T3">Posibles supuestos válidos</text:span><text:span text:style-name="T2">:</text:span></text:p>
      <text:p text:style-name="P12"/>
      <text:list xml:id="list4646956555478448347" text:style-name="WWNum2">
        <text:list-item>
          <text:p text:style-name="P9"><text:span text:style-name="T2">Alumn@ 1: “</text:span><text:span text:style-name="T5">Cuando la nave llega al borde del espacio, rebota en la dirección opuesta</text:span><text:span text:style-name="T2">”<text:line-break/></text:span></text:p>
        </text:list-item>
        <text:list-item>
          <text:p text:style-name="P9"><text:span text:style-name="T2">Alumn@ 2: “</text:span><text:span text:style-name="T6">Si la nave llega al borde del espacio y sigue avanzando aparecerá en el borde opuesto”</text:span></text:p>
        </text:list-item>
      </text:list>
      <text:p text:style-name="P12"/>
      <text:p text:style-name="P12"><text:span text:style-name="T4">Aviso importante</text:span><text:span text:style-name="T3">:</text:span><text:span text:style-name="T2"> Cada supuesto que indiquen tiene que estar respaldado por sus respectivos tests que verifican dicho comportamiento.</text:span><text:span text:style-name="T6"> </text:span><text:span text:style-name="T2">]</text:span></text:p>
      <text:p text:style-name="P33"><text:bookmark text:name="h.ecynjblhgm6q"/>Modelo de dominio</text:p>
      <text:p text:style-name="P19"/>
      <text:p text:style-name="P20"><text:span text:style-name="T2">[</text:span><text:span text:style-name="T4">REEMPLAZAR ESTE TEXTO</text:span><text:span text:style-name="T3">:</text:span><text:span text:style-name="T2"> Explicar los elementos principales del diseño del TP. Debe mostrar claramente las clases que diseñaron junto con las responsabilidades que tienen asignadas cada una de ellas. ]</text:span></text:p>
      <text:p text:style-name="P19"/>
      <text:p text:style-name="P37"><text:bookmark text:name="h.nspcwtfygv3o"/>Diagramas de clases</text:p>
      <text:p text:style-name="P19"/>
      <text:p text:style-name="P20"><text:span text:style-name="T2">[ </text:span><text:span text:style-name="T4">REEMPLAZAR ESTE TEXTO</text:span><text:span text:style-name="T3">:</text:span><text:span text:style-name="T2"> Uno o varios diagramas de clases, mostrando la relación estática entre las clases, pueden agregar todo el texto necesario para aclarar y explicar su diseño, recuerden que la idea de todo el documento es que quede documentado y entendible cómo está hecho el TP ]</text:span></text:p>
      <text:p text:style-name="P19"/>
      <text:p text:style-name="P37"><text:bookmark text:name="h.5ibuq4tbbj5j"/>Detalles de implementación</text:p>
      <text:p text:style-name="P19"/>
      <text:p text:style-name="P20"><text:span text:style-name="T2">[ </text:span><text:span text:style-name="T4">REEMPLAZAR ESTE TEXTO</text:span><text:span text:style-name="T3">:</text:span><text:span text:style-name="T2"> <text:s/>Hay ciertas clases que puede resultar interesante mostrar </text:span><text:soft-page-break/><text:span text:style-name="T2">cómo están implementadas internamente, en esta sección cuenten sobre esas clases. Ésta sección se utiliza para explicar explícitamente cómo se resolvieron aquellos puntos más complejos del trabajo práctico. ]</text:span></text:p>
      <text:p text:style-name="P19"/>
      <text:p text:style-name="P37"><text:bookmark text:name="h.s6mybycr0i3i"/>Excepciones</text:p>
      <text:p text:style-name="P19"/>
      <text:p text:style-name="P21">Se crearon las siguientes exepciones para el manejo de errores:</text:p>
      <text:p text:style-name="P23"><text:span text:style-name="T11"/></text:p>
      <text:p text:style-name="P23"><text:span text:style-name="T11">DonTHaveThatCardException</text:span><text:span text:style-name="T8">: Excepcion que se lanza cuando un jugador trata de jugar una carta que no posee.</text:span></text:p>
      <text:p text:style-name="P22"/>
      <text:p text:style-name="P25">FirstTeamWonException:<text:span text:style-name="T12"> </text:span><text:span text:style-name="T13">Excepcion que lanza el Scoreboard cuando el primer equipo llego a 30.</text:span></text:p>
      <text:p text:style-name="P25"/>
      <text:p text:style-name="P25">InvalidGameCallException:<text:span text:style-name="T12"> </text:span><text:span text:style-name="T13">Excepcion que lanza la clase Table cuando se quiere jugar un juego que no corresponde (Ej: Envido despues de la primera ronda, Vale 4 sin Truco y Retruco antes).</text:span></text:p>
      <text:p text:style-name="P24"/>
      <text:p text:style-name="P26">I<text:span text:style-name="T9">n</text:span>validNumberOfPlayersException:<text:span text:style-name="T12"> </text:span><text:span text:style-name="T13">Excepcion que lanza el Builder cuando se pasa una cantidad de jugadores impar o mayor a 6.</text:span></text:p>
      <text:p text:style-name="P26"><text:span text:style-name="T13"/></text:p>
      <text:p text:style-name="P43">NobodyWonYetException:<text:span text:style-name="T12"> Excepcion que lanza el un metodo privado de la clase Scoreboard, es de manejo interno.</text:span></text:p>
      <text:p text:style-name="P43"><text:span text:style-name="T12"/></text:p>
      <text:p text:style-name="P44">NotCardThrownException:<text:span text:style-name="T12"> </text:span><text:span text:style-name="T14">Excepcion que lanza el Slot cuando se consulta por alguna carta en cierta posicion y esa posicion del Slot esta vacia.</text:span></text:p>
      <text:p text:style-name="P44"><text:span text:style-name="T14"/></text:p>
      <text:p text:style-name="P44">NotYourTurnException:<text:span text:style-name="T12"> </text:span><text:span text:style-name="T14">Excepcion que lanza la Table cuando un jugador trata de jugar y no es su turno.</text:span></text:p>
      <text:p text:style-name="P44"><text:span text:style-name="T14"/></text:p>
      <text:p text:style-name="P44">PlayerDoesNotExistsException: <text:span text:style-name="T14">Excepcion que lanza un Team cuando no tiene un Player especifico.</text:span></text:p>
      <text:p text:style-name="P44"><text:span text:style-name="T14"/></text:p>
      <text:p text:style-name="P44">SecondTeamWonException:<text:span text:style-name="T12"> </text:span><text:span text:style-name="T14">Excepcion que lanza el Scoreboard cuando el segundo equipo gano el juego.</text:span></text:p>
      <text:p text:style-name="P42"/>
      <text:p text:style-name="P44">TeamDoesntExistException: <text:span text:style-name="T14">Excepcion que lanza Scoreboard cuando se busca el puntaje de un equipo inexistente.</text:span></text:p>
      <text:p text:style-name="P27"/>
      <text:p text:style-name="P37"><text:bookmark text:name="h.7inwqh1ish2h"/>Diagramas de secuencia</text:p>
      <text:p text:style-name="P19"/>
      <text:p text:style-name="P20"><text:span text:style-name="T2">[ </text:span><text:span text:style-name="T4">REEMPLAZAR ESTE TEXTO: </text:span><text:span text:style-name="T2">Mostrar las secuencias interesantes que hayan </text:span><text:soft-page-break/><text:span text:style-name="T2">implementado. Pueden agregar texto para explicar si algo no queda claro ]</text:span></text:p>
      <text:p text:style-name="P19"/>
      <text:p text:style-name="P7"/>
      <text:p text:style-name="P29"><text:bookmark text:name="h.x1ohive8uq5g"/>Forma de Entrega</text:p>
      <text:p text:style-name="P12">El TP deberá realizarse utilizando el proyecto base Java disponible en:</text:p>
      <text:p text:style-name="P12"/>
      <text:p text:style-name="P1"><text:a xlink:type="simple" xlink:href="https://github.com/fiuba/ProyectoBaseAlgo3" text:style-name="Internet_20_link" text:visited-style-name="Visited_20_Internet_20_Link"><text:span text:style-name="T1">https://github.com/fiuba/ProyectoBaseAlgo3</text:span></text:a></text:p>
      <text:p text:style-name="P12"/>
      <text:p text:style-name="P12">Las clases del modelo de datos deberán ubicarse en el paquete:</text:p>
      <text:p text:style-name="P1"><text:a xlink:type="simple" xlink:href="https://github.com/fiuba/ProyectoBaseAlgo3/tree/master/src/fiuba/algo3/ejemplo1" text:style-name="Internet_20_link" text:visited-style-name="Visited_20_Internet_20_Link"><text:span text:style-name="T10">src/fiuba/algo3/</text:span></text:a><text:span text:style-name="T10">modelo</text:span></text:p>
      <text:p text:style-name="P12"/>
      <text:p text:style-name="P12">Las clases de tests, incluyendo las provistas por el curso, irán en el paquete:</text:p>
      <text:p text:style-name="P1"><text:a xlink:type="simple" xlink:href="https://github.com/fiuba/ProyectoBaseAlgo3/tree/master/test/fiuba/algo3/ejemplo1" text:style-name="Internet_20_link" text:visited-style-name="Visited_20_Internet_20_Link"><text:span text:style-name="T10">test/fiuba/algo3/</text:span></text:a><text:span text:style-name="T10">tests</text:span></text:p>
      <text:p text:style-name="P12"/>
      <text:p text:style-name="P12">Para la entrega deberá hacerse un .zip con el informe (este documento completo con los elementos que se indican) y el proyecto completo.</text:p>
      <text:p text:style-name="P12"/>
      <text:p text:style-name="P12">Este archivo zip deberá ser subido al sistema de corrección automática.</text:p>
      <text:p text:style-name="P29"><text:bookmark text:name="h.geazv7165lh0"/>Checklist de corrección</text:p>
      <text:p text:style-name="P19"/>
      <text:p text:style-name="P7">Esta sección es para uso exclusivo de la cátedra, por favor no modificar.</text:p>
      <text:p text:style-name="P36"><text:bookmark text:name="h.iz6ldlyb0o84"/>Carpeta</text:p>
      <text:p text:style-name="P38"><text:bookmark text:name="h.1ggp9xky10g5"/>Generalidades</text:p>
      <text:p text:style-name="P7">¿Son correctos los supuestos y extensiones?</text:p>
      <text:p text:style-name="P7">¿Es prolija la presentación? (hojas del mismo tamaño, numeradas y con tipografía uniforme)</text:p>
      <text:p text:style-name="P19"/>
      <text:p text:style-name="P38"><text:bookmark text:name="h.8blb0cmjhbd1"/>Modelo</text:p>
      <text:p text:style-name="P7">¿Está completo? ¿Contempla la totalidad del problema?</text:p>
      <text:p text:style-name="P7">¿Respeta encapsulamiento?</text:p>
      <text:p text:style-name="P7">¿Hace un buen uso de excepciones?</text:p>
      <text:p text:style-name="P7">¿Utiliza polimorfismo en las situaciones esperadas?</text:p>
      <text:p text:style-name="P7"/>
      <text:p text:style-name="P38"><text:bookmark text:name="h.amyb77fpuckk"/><text:soft-page-break/>Diagramas</text:p>
      <text:p text:style-name="P7">¿Está completo el diagrama de clases?</text:p>
      <text:p text:style-name="P7">¿Está bien utilizada la notación en el diagrama de clases?</text:p>
      <text:p text:style-name="P19"/>
      <text:p text:style-name="P7">¿Está completo el diagrama de secuencia?</text:p>
      <text:p text:style-name="P7">¿Es consistente con el diagrama de secuencia con el diagrama de clases?</text:p>
      <text:p text:style-name="P7">¿Está bien utilizada la notación del diagrama de secuencia?</text:p>
      <text:p text:style-name="P7"/>
      <text:p text:style-name="P36"><text:bookmark text:name="h.xtmgw4oov6i"/>Código</text:p>
      <text:p text:style-name="P38"><text:bookmark text:name="h.xuljpjhwfamz"/>Generalidades</text:p>
      <text:p text:style-name="P7">¿Respeta estándares de codificación?</text:p>
      <text:p text:style-name="P7">¿Está correctamente documentado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urce Code Pro" svg:font-family="'Source Code Pro'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s" fo:country="A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  <style:text-properties fo:font-family="Arial" style:font-family-generic="swiss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  <style:text-properties fo:font-family="Arial" style:font-family-generic="swiss"/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  <style:text-properties fo:font-family="Arial" style:font-family-generic="swis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  <style:text-properties fo:font-family="Arial" style:font-family-generic="swiss"/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  <style:text-properties fo:font-family="Arial" style:font-family-generic="swiss"/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  <style:text-properties fo:font-family="Arial" style:font-family-generic="swis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  <style:text-properties fo:font-family="Arial" style:font-family-generic="swiss"/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  <style:text-properties fo:font-family="Arial" style:font-family-generic="swiss"/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  <style:text-properties fo:font-family="Arial" style:font-family-generic="swis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9T15:53:18.243123272</dc:date>
    <meta:editing-duration>PT22M42S</meta:editing-duration>
    <meta:editing-cycles>3</meta:editing-cycles>
    <meta:generator>LibreOffice/5.0.2.2$Linux_X86_64 LibreOffice_project/37b43f919e4de5eeaca9b9755ed688758a8251fe</meta:generator>
    <meta:document-statistic meta:table-count="0" meta:image-count="0" meta:object-count="0" meta:page-count="7" meta:paragraph-count="97" meta:word-count="832" meta:character-count="5591" meta:non-whitespace-character-count="4828"/>
  </office:meta>
</office:document-meta>
</file>